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1" style:family="paragraph" style:parent-style-name="Text_20_body">
      <style:text-properties fo:font-size="6pt" style:font-size-asian="5.25pt" style:font-size-complex="6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f979e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7f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93c4ce" fo:background-color="transparent" loext:char-shading-value="0"/>
    </style:style>
    <style:style style:name="T13" style:family="text">
      <style:text-properties officeooo:rsid="0090aa57"/>
    </style:style>
    <style:style style:name="T1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5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69"><text:placeholder text:placeholder-type="text">&lt;translate(u'UoM')&gt;</text:placeholder></text:p>
            </table:table-cell>
            <table:table-cell table:style-name="Tabella2.A1" office:value-type="string">
              <text:p text:style-name="P68"><text:placeholder text:placeholder-type="text">&lt;translate(u'q.ty')&gt;</text:placeholder></text:p>
            </table:table-cell>
            <table:table-cell table:style-name="Tabella2.A1" office:value-type="string">
              <text:p text:style-name="P6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7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67"><text:placeholder text:placeholder-type="text">&lt;translate(u'VAT')&gt;</text:placeholder></text:p>
            </table:table-cell>
            <table:table-cell table:style-name="Tabella2.A1" office:value-type="string">
              <text:p text:style-name="P68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73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7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57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2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85"><text:span text:style-name="Strong_20_Emphasis"><text:span text:style-name="T28"><text:placeholder text:placeholder-type="text">&lt;for each="nl in line.name.split('\n')"&gt;</text:placeholder></text:span></text:span></text:p>
            <text:p text:style-name="P85"><text:span text:style-name="Strong_20_Emphasis"><text:span text:style-name="T28"><text:placeholder text:placeholder-type="text">&lt;nl.upper()&gt;</text:placeholder></text:span></text:span></text:p>
            <text:p text:style-name="P87"><text:span text:style-name="Strong_20_Emphasis"><text:span text:style-name="T30"><text:placeholder text:placeholder-type="text">&lt;/for&gt;</text:placeholder></text:span></text:span></text:p>
            <text:p text:style-name="P52"><text:span text:style-name="Strong_20_Emphasis"><text:span text:style-name="T30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83"><text:span text:style-name="Strong_20_Emphasis"><text:span text:style-name="T25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84"><text:span text:style-name="Strong_20_Emphasis"><text:span text:style-name="T20"><text:placeholder text:placeholder-type="text">&lt;if test="line.product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E5" office:value-type="string">
            <text:p text:style-name="P60"><text:span text:style-name="Strong_20_Emphasis"><text:span text:style-name="T27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81"><text:bookmark-start text:name="__DdeLink__743_738167129"/><text:span text:style-name="Strong_20_Emphasis"><text:span text:style-name="T33"><text:placeholder text:placeholder-type="text">&lt;setLang('it_IT')&gt;</text:placeholder></text:span></text:span><text:span text:style-name="Strong_20_Emphasis"><text:span text:style-name="T32"><text:placeholder text:placeholder-type="text">&lt;formatLang(line.date_planned, date=True)&gt;</text:placeholder></text:span></text:span><text:span text:style-name="Strong_20_Emphasis"><text:span text:style-name="T33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62"><text:span text:style-name="Strong_20_Emphasis"><text:span text:style-name="T22"><text:placeholder text:placeholder-type="text">&lt;if test="line.taxes_id"&gt;</text:placeholder></text:span></text:span><text:span text:style-name="Strong_20_Emphasis"><text:span text:style-name="T22"><text:placeholder text:placeholder-type="text">&lt;for each="tax in line.taxes_id"&gt;</text:placeholder></text:span></text:span><text:span text:style-name="Strong_20_Emphasis"><text:span text:style-name="T16"><text:placeholder text:placeholder-type="text">&lt;formatLang(tax.amount *100, digits=0)&gt;</text:placeholder></text:span></text:span><text:span text:style-name="Strong_20_Emphasis"><text:span text:style-name="T1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I5" office:value-type="string">
            <text:p text:style-name="P61"><text:span text:style-name="Strong_20_Emphasis"><text:span text:style-name="T21"><text:placeholder text:placeholder-type="text">&lt;if test="line.product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7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57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5"><text:span text:style-name="Strong_20_Emphasis"><text:span text:style-name="T29"><text:placeholder text:placeholder-type="text">&lt;for each="nl in line.name.split('\n')"&gt;</text:placeholder></text:span></text:span></text:p>
            <text:p text:style-name="P85"><text:span text:style-name="Strong_20_Emphasis"><text:span text:style-name="T29"><text:placeholder text:placeholder-type="text">&lt;nl&gt;</text:placeholder></text:span></text:span></text:p>
            <text:p text:style-name="P86"><text:span text:style-name="Strong_20_Emphasis"><text:span text:style-name="T31"><text:placeholder text:placeholder-type="text">&lt;/for&gt;</text:placeholder></text:span></text:span></text:p>
          </table:table-cell>
          <table:table-cell table:style-name="Tabella2.C8" office:value-type="string">
            <text:p text:style-name="P82"><text:bookmark-start text:name="__DdeLink__1068_1621327982"/><text:span text:style-name="Strong_20_Emphasis"><text:span text:style-name="T23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82"><text:span text:style-name="Strong_20_Emphasis"><text:span text:style-name="T20"><text:placeholder text:placeholder-type="text">&lt;if test="line.product_qty != 0.0"&gt;</text:placeholder></text:span></text:span><text:span text:style-name="Strong_20_Emphasis"><text:span text:style-name="T15"> </text:span></text:span><text:span text:style-name="Strong_20_Emphasis"><text:span text:style-name="T24"><text:placeholder text:placeholder-type="text">&lt;formatLang(line.product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E8" office:value-type="string">
            <text:p text:style-name="P78"><text:span text:style-name="Strong_20_Emphasis"><text:span text:style-name="T27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F8" office:value-type="string">
            <text:p text:style-name="P81"><text:span text:style-name="Strong_20_Emphasis"><text:span text:style-name="T33"><text:placeholder text:placeholder-type="text">&lt;setLang('it_IT')&gt;</text:placeholder></text:span></text:span><text:span text:style-name="Strong_20_Emphasis"><text:span text:style-name="T19"><text:placeholder text:placeholder-type="text">&lt;formatLang(line.date_planned, date=True)&gt;</text:placeholder></text:span></text:span><text:span text:style-name="Strong_20_Emphasis"><text:span text:style-name="T33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80"><text:span text:style-name="Strong_20_Emphasis"><text:span text:style-name="T22"><text:placeholder text:placeholder-type="text">&lt;if test="line.taxes_id"&gt;</text:placeholder></text:span></text:span><text:span text:style-name="Strong_20_Emphasis"><text:span text:style-name="T22"><text:placeholder text:placeholder-type="text">&lt;for each="tax in line.taxes_id"&gt;</text:placeholder></text:span></text:span><text:span text:style-name="Strong_20_Emphasis"><text:span text:style-name="T26"><text:placeholder text:placeholder-type="text">&lt;formatLang(tax.amount *100, digits=0)&gt;</text:placeholder></text:span></text:span><text:span text:style-name="Strong_20_Emphasis"><text:span text:style-name="T2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79"><text:span text:style-name="Strong_20_Emphasis"><text:span text:style-name="T21"><text:placeholder text:placeholder-type="text">&lt;if test="line.product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Text_20_body">
      <style:text-properties fo:font-size="6pt" style:font-size-asian="5.25pt" style:font-size-complex="6pt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6" style:family="paragraph" style:parent-style-name="Standard">
      <style:text-properties fo:font-size="4pt" style:font-size-asian="3.5pt" style:font-size-complex="4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52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0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3"/>
            </table:table-cell>
            <table:covered-table-cell/>
            <table:covered-table-cell/>
          </table:table-row>
        </table:table>
        <text:p text:style-name="MP1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5"><text:bookmark-start text:name="__DdeLink__1818_1368305246"/><text:placeholder text:placeholder-type="text">&lt;if test="o.dest_address_id"&gt;</text:placeholder><text:bookmark-end text:name="__DdeLink__1818_1368305246"/><text:bookmark-start text:name="__DdeLink__2251_1368305246"/></text:p>
              <text:p text:style-name="MP16"><text:bookmark-start text:name="__DdeLink__1481_400434007"/><text:span text:style-name="MT5"><text:placeholder text:placeholder-type="text">&lt;get_label(o,'dest_address_id')&gt;</text:placeholder></text:span><text:span text:style-name="MT6">:</text:span><text:bookmark-end text:name="__DdeLink__1481_400434007"/></text:p>
              <text:p text:style-name="MP17"><text:placeholder text:placeholder-type="text">&lt;o.dest_address_id.title&gt;</text:placeholder></text:p>
              <text:p text:style-name="MP18"><text:bookmark-start text:name="__DdeLink__1486_400434007"/><text:placeholder text:placeholder-type="text">&lt;o.dest_address_id.name or ''&gt;</text:placeholder><text:bookmark-end text:name="__DdeLink__1486_400434007"/></text:p>
              <text:p text:style-name="MP19"><text:placeholder text:placeholder-type="text">&lt;o.dest_address_id.street or ''&gt;</text:placeholder> <text:placeholder text:placeholder-type="text">&lt;o.dest_address_id.street2 or ''&gt;</text:placeholder></text:p>
              <text:p text:style-name="MP20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5"><text:placeholder text:placeholder-type="text">&lt;/if&gt;</text:placeholder></text:p>
              <text:p text:style-name="MP21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22"><text:span text:style-name="MT5"><text:placeholder text:placeholder-type="text">&lt;get_label(o,'picking_type_id')&gt;</text:placeholder></text:span><text:bookmark-start text:name="__DdeLink__1481_4004340071"/><text:span text:style-name="MT6">:</text:span><text:bookmark-end text:name="__DdeLink__1481_4004340071"/></text:p>
              <text:p text:style-name="MP23"><text:placeholder text:placeholder-type="text">&lt;o.picking_type_id.warehouse_id.partner_id.title&gt;</text:placeholder></text:p>
              <text:p text:style-name="MP24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9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25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25"/>
              <text:p text:style-name="MP21"><text:placeholder text:placeholder-type="text">&lt;/if&gt;</text:placeholder></text:p>
            </table:table-cell>
            <table:table-cell table:style-name="Table1.B1" office:value-type="string">
              <text:p text:style-name="MP26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6">:</text:span></text:p>
              <text:p text:style-name="MP27"><text:placeholder text:placeholder-type="text">&lt;o.partner_id.title&gt;</text:placeholder></text:p>
              <text:p text:style-name="MP28"><text:bookmark-start text:name="__DdeLink__1492_400434007"/><text:placeholder text:placeholder-type="text">&lt;o.partner_id.name or ''&gt;</text:placeholder><text:bookmark-end text:name="__DdeLink__1492_400434007"/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9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30"/>
              <text:p text:style-name="MP31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32"><text:span text:style-name="MT8">@<text:tab/>: </text:span><text:span text:style-name="MT9"><text:placeholder text:placeholder-type="text">&lt;o.partner_id.email&gt;</text:placeholder></text:span></text:p>
              <text:p text:style-name="MP33"><text:placeholder text:placeholder-type="text">&lt;if test="o.partner_id.fiscalcode"&gt;</text:placeholder></text:p>
              <text:p text:style-name="MP34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3"><text:placeholder text:placeholder-type="text">&lt;/if&gt;</text:placeholder></text:p>
              <text:p text:style-name="MP35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6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8"><text:placeholder text:placeholder-type="text">&lt;choose&gt;</text:placeholder></text:p>
              <text:p text:style-name="MP38"><text:placeholder text:placeholder-type="text">&lt;get_selection_item(o.payment_term_id, o.payment_term_id.type) or ''&gt;</text:placeholder></text:p>
              <text:p text:style-name="MP39"><text:placeholder text:placeholder-type="text">&lt;o.payment_term_id and o.payment_term_id.note or o.payment_term_id and o.payment_term_id.name or ''&gt;</text:placeholder></text:p>
              <text:p text:style-name="MP38"><text:placeholder text:placeholder-type="text">&lt;when test="o.payment_term_id.type == 'RB'"&gt;</text:placeholder></text:p>
              <text:p text:style-name="MP38"><text:placeholder text:placeholder-type="text">&lt;choose&gt;</text:placeholder></text:p>
              <text:p text:style-name="MP38"><text:placeholder text:placeholder-type="text">&lt;when test="o.partner_id.bank_riba_id"&gt;</text:placeholder></text:p>
              <text:p text:style-name="MP38"><text:span text:style-name="MT12"><text:placeholder text:placeholder-type="text">&lt;o.partner_id.bank_riba_id.abi or ''&gt;</text:placeholder></text:span> <text:span text:style-name="MT12"><text:placeholder text:placeholder-type="text">&lt;o.partner_id.bank_riba_id.cab or ''&gt;</text:placeholder></text:span> <text:span text:style-name="MT12"><text:placeholder text:placeholder-type="text">&lt;o.partner_id.bank_riba_id.name or '' &gt;</text:placeholder></text:span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38"><text:placeholder text:placeholder-type="text">&lt;if test="o.partner_id.bank_ids"&gt;</text:placeholder></text:p>
              <text:p text:style-name="MP39"><text:placeholder text:placeholder-type="text">&lt;o.partner_id.bank_ids[0].bank_name or '' &gt;</text:placeholder></text:p>
              <text:p text:style-name="MP38"><text:placeholder text:placeholder-type="text">&lt;/if&gt;</text:placeholder></text:p>
              <text:p text:style-name="MP38"><text:placeholder text:placeholder-type="text">&lt;/otherwise&gt;</text:placeholder></text:p>
              <text:p text:style-name="MP38"><text:placeholder text:placeholder-type="text">&lt;/choose&gt;</text:placeholder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40"><text:placeholder text:placeholder-type="text">&lt;choose&gt;</text:placeholder></text:p>
              <text:p text:style-name="MP41"><text:placeholder text:placeholder-type="text">&lt;when test="o.partner_id.company_bank_id"&gt;</text:placeholder></text:p>
              <text:p text:style-name="MP39"><text:span text:style-name="MT13"><text:placeholder text:placeholder-type="text">&lt;o.partner_id.company_bank_id.bank_name&gt;</text:placeholder></text:span><text:span text:style-name="MT13"> IBAN </text:span><text:span text:style-name="MT13"><text:placeholder text:placeholder-type="text">&lt;o.partner_id.company_bank_id.iban&gt;</text:placeholder></text:span></text:p>
              <text:p text:style-name="MP41"><text:placeholder text:placeholder-type="text">&lt;/when&gt;</text:placeholder></text:p>
              <text:p text:style-name="MP42"><text:placeholder text:placeholder-type="text">&lt;otherwise&gt;</text:placeholder></text:p>
              <text:p text:style-name="MP41"><text:placeholder text:placeholder-type="text">&lt;if test="o.company_id.bank_ids"&gt;</text:placeholder></text:p>
              <text:p text:style-name="MP39"><text:span text:style-name="MT13"><text:placeholder text:placeholder-type="text">&lt;o.company_id.bank_ids[0].bank_name&gt;</text:placeholder></text:span><text:span text:style-name="MT13"> IBAN </text:span><text:span text:style-name="MT13"><text:placeholder text:placeholder-type="text">&lt;o.company_id.bank_ids[0].iban&gt;</text:placeholder></text:span></text:p>
              <text:p text:style-name="MP41"><text:placeholder text:placeholder-type="text">&lt;/if&gt;</text:placeholder></text:p>
              <text:p text:style-name="MP40"><text:placeholder text:placeholder-type="text">&lt;/otherwise&gt;</text:placeholder></text:p>
              <text:p text:style-name="MP43"><text:placeholder text:placeholder-type="text">&lt;/choose&gt;</text:placeholder></text:p>
              <text:p text:style-name="MP38"><text:bookmark-start text:name="__DdeLink__1113_910980541"/><text:placeholder text:placeholder-type="text">&lt;/otherwise&gt;</text:placeholder></text:p>
              <text:p text:style-name="MP44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5"/>
      </style:header>
      <style:footer>
        <text:p text:style-name="MP46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50"><text:placeholder text:placeholder-type="text">&lt;get_label(o,'amount_untaxed')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0"><text:placeholder text:placeholder-type="text">&lt;get_label(o,'amount_tax')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1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3"/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5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5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><text:span text:style-name="MT14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5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9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4T09:40:01.735110775</dc:date>
    <meta:editing-duration>P6DT8H8M39S</meta:editing-duration>
    <meta:editing-cycles>756</meta:editing-cycles>
    <meta:generator>LibreOffice/5.1.6.2$Linux_X86_64 LibreOffice_project/10m0$Build-2</meta:generator>
    <meta:document-statistic meta:table-count="5" meta:image-count="0" meta:object-count="0" meta:page-count="1" meta:paragraph-count="106" meta:word-count="318" meta:character-count="4919" meta:non-whitespace-character-count="4698"/>
  </office:meta>
</office:document-meta>
</file>